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solid" draw:fill-color="#f0f0f0" draw:fill-gradient-name="Gradient_20_1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marker-end="Arrowheads_20_6" draw:marker-end-width="0.3cm" draw:fill="none" draw:textarea-horizontal-align="center" draw:textarea-vertical-align="middle"/>
    </style:style>
    <style:style style:name="gr4" style:family="graphic" style:parent-style-name="standard">
      <style:graphic-properties draw:marker-end="Arrowheads_20_6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svg:stroke-width="0cm" draw:marker-start-width="0.2cm" draw:marker-end="Arrowheads_20_6" draw:marker-end-width="0.3cm" draw:fill="none" draw:textarea-horizontal-align="center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width="0.051cm" svg:stroke-color="#808080" draw:marker-start-width="0.276cm" draw:marker-end-width="0.276cm" draw:fill="solid" draw:fill-color="#f0f0f0" draw:fill-gradient-name="Gradient_20_6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 draw:start-line-spacing-horizontal="1.3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Courier" style:font-style-name="Regular" style:font-family-generic="modern" style:font-pitch="fixed" fo:font-size="18pt" style:font-size-asian="18pt" style:font-size-complex="18pt"/>
    </style:style>
    <style:style style:name="T1" style:family="text">
      <style:text-properties fo:font-family="Courier" style:font-family-generic="modern" style:font-pitch="fixed"/>
    </style:style>
    <style:style style:name="T2" style:family="text">
      <style:text-properties fo:font-family="Courier" style:font-style-name="Regular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id="id6" draw:layer="measurelines" svg:width="1.905cm" svg:height="0.635cm" svg:x="10.325cm" svg:y="8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id="id7" draw:layer="measurelines" svg:width="1.905cm" svg:height="0.635cm" svg:x="9.455cm" svg:y="8.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" draw:text-style-name="P2" draw:id="id3" draw:layer="measurelines" svg:width="4.445cm" svg:height="1.905cm" svg:x="12.43cm" svg:y="14.335cm">
          <text:p text:style-name="P1"><text:span text:style-name="T1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4" draw:layer="measurelines" svg:width="4.445cm" svg:height="1.905cm" svg:x="12.43cm" svg:y="11.16cm">
          <text:p text:style-name="P1"><text:span text:style-name="T1">constrai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id="id1" draw:layer="measurelines" svg:width="4.445cm" svg:height="1.905cm" svg:x="4.815cm" svg:y="11.16cm">
          <text:p text:style-name="P1"><text:span text:style-name="T1">objf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037cm" svg:y1="13.065cm" svg:x2="7.032cm" svg:y2="14.335cm" draw:start-shape="id1" draw:end-shape="id2" draw:end-glue-point="0" svg:d="m7037 13065v635h-5v635">
          <text:p/>
        </draw:connector>
        <draw:connector draw:style-name="gr4" draw:text-style-name="P1" draw:layer="layout" draw:line-skew="-0.743cm" svg:x1="4.81cm" svg:y1="15.287cm" svg:x2="4.815cm" svg:y2="12.112cm" draw:start-shape="id2" draw:end-shape="id1" draw:end-glue-point="3" svg:d="m4810 15287h-1270v-3175h1275">
          <text:p/>
        </draw:connector>
        <draw:connector draw:style-name="gr4" draw:text-style-name="P1" draw:layer="layout" draw:line-skew="0.744cm" svg:x1="16.875cm" svg:y1="15.287cm" svg:x2="16.875cm" svg:y2="12.112cm" draw:start-shape="id3" draw:start-glue-point="1" draw:end-shape="id4" draw:end-glue-point="1" svg:d="m16875 15287h1270v-3175h-1270">
          <text:p/>
        </draw:connector>
        <draw:connector draw:style-name="gr5" draw:text-style-name="P1" draw:layer="layout" svg:x1="14.652cm" svg:y1="13.065cm" svg:x2="14.652cm" svg:y2="14.335cm" draw:start-shape="id4" draw:start-glue-point="2" draw:end-shape="id3" svg:d="m14652 13065v1270">
          <text:p/>
        </draw:connector>
        <draw:connector draw:style-name="gr3" draw:text-style-name="P1" draw:layer="layout" svg:x1="7.037cm" svg:y1="11.16cm" svg:x2="8.62cm" svg:y2="8.302cm" draw:start-shape="id1" draw:end-shape="id5" draw:end-glue-point="3" svg:d="m7037 11160v-2858h1583">
          <text:p/>
        </draw:connector>
        <draw:connector draw:style-name="gr3" draw:text-style-name="P1" draw:layer="layout" svg:x1="14.652cm" svg:y1="11.16cm" svg:x2="13.065cm" svg:y2="8.302cm" draw:start-shape="id4" draw:start-glue-point="0" draw:end-shape="id5" draw:end-glue-point="1" svg:d="m14652 11160v-2858h-1587">
          <text:p/>
        </draw:connector>
        <draw:frame draw:style-name="gr6" draw:text-style-name="P4" draw:layer="layout" svg:width="1.37cm" svg:height="0.886cm" svg:x="10.425cm" svg:y="10.425cm">
          <draw:text-box>
            <text:p text:style-name="P3"><text:span text:style-name="T2">Q</text:span></text:p>
          </draw:text-box>
        </draw:frame>
        <draw:frame draw:style-name="gr6" draw:text-style-name="P4" draw:layer="layout" svg:width="1.37cm" svg:height="0.886cm" svg:x="14.57cm" svg:y="9.255cm">
          <draw:text-box>
            <text:p text:style-name="P3"><text:span text:style-name="T2">h</text:span></text:p>
          </draw:text-box>
        </draw:frame>
        <draw:frame draw:style-name="gr6" draw:text-style-name="P4" draw:layer="layout" svg:width="1.37cm" svg:height="0.886cm" svg:x="6.28cm" svg:y="9.255cm">
          <draw:text-box>
            <text:p text:style-name="P3"><text:span text:style-name="T2">h</text:span></text:p>
          </draw:text-box>
        </draw:frame>
        <draw:frame draw:style-name="gr6" draw:text-style-name="P4" draw:layer="layout" svg:width="1.37cm" svg:height="0.886cm" svg:x="6.245cm" svg:y="13.149cm">
          <draw:text-box>
            <text:p text:style-name="P3"><text:span text:style-name="T2">Q</text:span></text:p>
          </draw:text-box>
        </draw:frame>
        <draw:frame draw:style-name="gr6" draw:text-style-name="P4" draw:layer="layout" svg:width="1.37cm" svg:height="0.886cm" svg:x="14.87cm" svg:y="13.065cm">
          <draw:text-box>
            <text:p text:style-name="P3"><text:span text:style-name="T2">Q</text:span></text:p>
          </draw:text-box>
        </draw:frame>
        <draw:frame draw:style-name="gr6" draw:text-style-name="P4" draw:layer="layout" svg:width="1.37cm" svg:height="0.886cm" svg:x="2.77cm" svg:y="13.065cm">
          <draw:text-box>
            <text:p text:style-name="P3"><text:span text:style-name="T2">h</text:span></text:p>
          </draw:text-box>
        </draw:frame>
        <draw:frame draw:style-name="gr6" draw:text-style-name="P4" draw:layer="layout" svg:width="1.37cm" svg:height="0.886cm" svg:x="18.01cm" svg:y="13.249cm">
          <draw:text-box>
            <text:p text:style-name="P3"><text:span text:style-name="T2">h</text:span></text:p>
          </draw:text-box>
        </draw:frame>
        <draw:custom-shape draw:style-name="gr2" draw:text-style-name="P2" draw:id="id2" draw:layer="measurelines" svg:width="4.445cm" svg:height="1.905cm" svg:x="4.81cm" svg:y="14.335cm">
          <text:p text:style-name="P1"><text:span text:style-name="T1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id="id5" draw:layer="measurelines" svg:width="4.445cm" svg:height="1.905cm" svg:x="8.62cm" svg:y="7.35cm">
          <text:p text:style-name="P1"><text:span text:style-name="T1">fminc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measurelines" svg:x1="11.277cm" svg:y1="9.255cm" svg:x2="12.43cm" svg:y2="12.112cm" draw:start-shape="id6" draw:end-shape="id4" draw:end-glue-point="3" svg:d="m11277 9255v2857h1153">
          <text:p/>
        </draw:connector>
        <draw:connector draw:style-name="gr9" draw:text-style-name="P1" draw:layer="measurelines" svg:x1="10.407cm" svg:y1="9.255cm" svg:x2="9.26cm" svg:y2="12.112cm" draw:start-shape="id7" draw:end-shape="id1" draw:end-glue-point="1" svg:d="m10407 9255v2857h-114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ffffff" draw:end-color="#ffffff" draw:start-intensity="85%" draw:end-intensity="100%" draw:angle="0" draw:border="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draw:marker draw:name="Arrowheads_20_6" draw:display-name="Arrowheads 6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858cm" fo:margin-bottom="11.236cm" fo:margin-left="2.552cm" fo:margin-right="2.45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8-03-12T22:32:40</meta:creation-date>
    <dc:date>2009-12-07T00:39:56</dc:date>
    <dc:language>en-US</dc:language>
    <meta:editing-cycles>6</meta:editing-cycles>
    <meta:editing-duration>PT05H04M38S</meta:editing-duration>
    <dc:creator>Cameron Bracken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